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var fontMono" svg:font-family="'var fontMono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var fontMono" fo:letter-spacing="normal" fo:font-style="normal" fo:font-weight="normal"/>
    </style:style>
    <style:style style:name="P2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000000" style:font-name="var fontMono" fo:letter-spacing="normal" fo:font-style="normal" fo:font-weight="normal"/>
    </style:style>
    <style:style style:name="P3" style:family="paragraph" style:parent-style-name="Standard">
      <style:text-properties officeooo:rsid="00023738" officeooo:paragraph-rsid="00023738"/>
    </style:style>
    <style:style style:name="P4" style:family="paragraph" style:parent-style-name="Standard">
      <style:text-properties officeooo:rsid="0002a798" officeooo:paragraph-rsid="0002a798"/>
    </style:style>
    <style:style style:name="T1" style:family="text">
      <style:text-properties officeooo:rsid="00023738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style:text-line-through-style="solid" style:text-line-through-type="single" style:text-underline-style="none"/>
    </style:style>
    <style:style style:name="T4" style:family="text">
      <style:text-properties officeooo:rsid="0002a798"/>
    </style:style>
    <style:style style:name="T5" style:family="text">
      <style:text-properties officeooo:rsid="0003fdc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QUEUE</text:span> | <text:span text:style-name="T5">P</text:span><text:span text:style-name="T4">AI</text:span><text:span text:style-name="T5">R</text:span>-<text:span text:style-name="T5">PROGRAMMING</text:span> | <text:span text:style-name="T4">A</text:span><text:span text:style-name="T5">DV</text:span><text:span text:style-name="T4">IS</text:span><text:span text:style-name="T1">O</text:span><text:span text:style-name="T5">R</text:span> <text:span text:style-name="T4">MEETINGS</text:span> | <text:span text:style-name="T4">MESSAGE</text:span> <text:span text:style-name="T4">INSTRUCTOR</text:span> <text:span text:style-name="T1">O</text:span><text:span text:style-name="T5">R</text:span> <text:span text:style-name="T4">M</text:span><text:span text:style-name="T1">E</text:span><text:span text:style-name="T4">NT</text:span><text:span text:style-name="T5">OR</text:span></text:p>
      <text:p text:style-name="P2">----- | ---------------- | ------- -------- | ------- ---------- -- ------</text:p>
      <text:p text:style-name="P2">AJCJC | LZPD-LDYFDZIIPQF | ZEWPBYD ICCUPQFB | ICBBZFC PQBUDJKUYD YD ICQUYD</text:p>
      <text:p text:style-name="Standard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var fontMono" svg:font-family="'var fontMono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17T14:03:36.978000000</meta:creation-date>
    <dc:date>2021-05-17T14:43:33.175000000</dc:date>
    <meta:editing-duration>PT2M55S</meta:editing-duration>
    <meta:editing-cycles>2</meta:editing-cycles>
    <meta:generator>LibreOffice/6.4.0.3$Windows_X86_64 LibreOffice_project/b0a288ab3d2d4774cb44b62f04d5d28733ac6df8</meta:generator>
    <meta:document-statistic meta:table-count="0" meta:image-count="0" meta:object-count="0" meta:page-count="1" meta:paragraph-count="3" meta:word-count="33" meta:character-count="222" meta:non-whitespace-character-count="192"/>
  </office:meta>
</office:document-meta>
</file>